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677cm" style:rel-column-width="2520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Z2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4f0ce" officeooo:paragraph-rsid="0014f0ce"/>
    </style:style>
    <style:style style:name="P2" style:family="paragraph" style:parent-style-name="Standard">
      <style:paragraph-properties fo:text-align="center" style:justify-single-word="false"/>
      <style:text-properties officeooo:rsid="0014f0ce" officeooo:paragraph-rsid="0023e3bd"/>
    </style:style>
    <style:style style:name="P3" style:family="paragraph" style:parent-style-name="Standard">
      <style:text-properties officeooo:rsid="00166deb" officeooo:paragraph-rsid="00166deb"/>
    </style:style>
    <style:style style:name="P4" style:family="paragraph" style:parent-style-name="Standard">
      <style:text-properties officeooo:rsid="0018205b" officeooo:paragraph-rsid="0018205b"/>
    </style:style>
    <style:style style:name="P5" style:family="paragraph" style:parent-style-name="Standard">
      <style:paragraph-properties fo:text-align="center" style:justify-single-word="false"/>
      <style:text-properties officeooo:rsid="0018205b" officeooo:paragraph-rsid="0023e3bd"/>
    </style:style>
    <style:style style:name="P6" style:family="paragraph" style:parent-style-name="Standard">
      <style:text-properties officeooo:rsid="001a5dfb" officeooo:paragraph-rsid="001a5dfb"/>
    </style:style>
    <style:style style:name="P7" style:family="paragraph" style:parent-style-name="Standard">
      <style:paragraph-properties fo:line-height="100%"/>
      <style:text-properties officeooo:rsid="001fa3a9" officeooo:paragraph-rsid="001fa3a9"/>
    </style:style>
    <style:style style:name="P8" style:family="paragraph" style:parent-style-name="Standard">
      <style:paragraph-properties fo:text-align="center" style:justify-single-word="false"/>
      <style:text-properties officeooo:rsid="0023e3bd" officeooo:paragraph-rsid="0023e3bd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1a22fc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4f136" officeooo:paragraph-rsid="0014f136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officeooo:paragraph-rsid="001a22fc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1fa3a9" officeooo:paragraph-rsid="001fa3a9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1fa3a9" officeooo:paragraph-rsid="0024d182"/>
    </style:style>
    <style:style style:name="P15" style:family="paragraph" style:parent-style-name="Text_20_body">
      <style:paragraph-properties fo:margin-top="0cm" fo:margin-bottom="0cm" loext:contextual-spacing="false" fo:line-height="100%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language="en" fo:country="US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3052bf" officeooo:paragraph-rsid="003052bf"/>
    </style:style>
    <style:style style:name="P20" style:family="paragraph" style:parent-style-name="Text_20_body">
      <style:paragraph-properties fo:margin-left="1.499cm" fo:margin-right="0cm" fo:line-height="100%" fo:text-indent="0cm" style:auto-text-indent="false"/>
    </style:style>
    <style:style style:name="P21" style:family="paragraph" style:parent-style-name="Table_20_Contents">
      <style:paragraph-properties fo:text-align="justify" style:justify-single-word="false"/>
      <style:text-properties officeooo:rsid="00373980" officeooo:paragraph-rsid="00462c7e"/>
    </style:style>
    <style:style style:name="P22" style:family="paragraph" style:parent-style-name="Table_20_Contents">
      <style:paragraph-properties fo:text-align="justify" style:justify-single-word="false"/>
      <style:text-properties officeooo:rsid="003e82a0" officeooo:paragraph-rsid="00462c7e"/>
    </style:style>
    <style:style style:name="P23" style:family="paragraph" style:parent-style-name="Standard" style:list-style-name="L2">
      <style:text-properties officeooo:rsid="001a22fc" officeooo:paragraph-rsid="00366b10"/>
    </style:style>
    <style:style style:name="P24" style:family="paragraph" style:parent-style-name="Standard">
      <style:text-properties officeooo:rsid="001a5dfb" officeooo:paragraph-rsid="00514f7a"/>
    </style:style>
    <style:style style:name="P25" style:family="paragraph" style:parent-style-name="Standard" style:list-style-name="L4">
      <style:text-properties officeooo:rsid="0018205b" officeooo:paragraph-rsid="0018205b"/>
    </style:style>
    <style:style style:name="P26" style:family="paragraph" style:parent-style-name="Standard" style:list-style-name="L7">
      <style:paragraph-properties fo:text-align="justify" style:justify-single-word="false"/>
      <style:text-properties officeooo:rsid="001aaf59" officeooo:paragraph-rsid="003772a2"/>
    </style:style>
    <style:style style:name="P27" style:family="paragraph" style:parent-style-name="Standard" style:list-style-name="L7">
      <style:paragraph-properties fo:text-align="justify" style:justify-single-word="false"/>
      <style:text-properties officeooo:rsid="001aaf59" officeooo:paragraph-rsid="0037a423"/>
    </style:style>
    <style:style style:name="P28" style:family="paragraph" style:parent-style-name="Standard" style:list-style-name="L7">
      <style:paragraph-properties fo:text-align="justify" style:justify-single-word="false"/>
      <style:text-properties officeooo:rsid="001aaf59" officeooo:paragraph-rsid="00388607"/>
    </style:style>
    <style:style style:name="P29" style:family="paragraph" style:parent-style-name="Standard">
      <style:paragraph-properties fo:text-align="justify" style:justify-single-word="false"/>
      <style:text-properties officeooo:rsid="001aaf59" officeooo:paragraph-rsid="003772a2"/>
    </style:style>
    <style:style style:name="P30" style:family="paragraph" style:parent-style-name="Standard" style:list-style-name="L7">
      <style:paragraph-properties fo:text-align="justify" style:justify-single-word="false"/>
      <style:text-properties officeooo:rsid="003772a2" officeooo:paragraph-rsid="003772a2"/>
    </style:style>
    <style:style style:name="P31" style:family="paragraph" style:parent-style-name="Standard" style:list-style-name="L7">
      <style:paragraph-properties fo:text-align="justify" style:justify-single-word="false"/>
      <style:text-properties officeooo:rsid="003772a2" officeooo:paragraph-rsid="0039a107"/>
    </style:style>
    <style:style style:name="P32" style:family="paragraph" style:parent-style-name="Standard" style:list-style-name="L7">
      <style:paragraph-properties fo:text-align="justify" style:justify-single-word="false"/>
      <style:text-properties officeooo:rsid="0037a423" officeooo:paragraph-rsid="0037a423"/>
    </style:style>
    <style:style style:name="P33" style:family="paragraph" style:parent-style-name="Standard" style:list-style-name="L7">
      <style:paragraph-properties fo:text-align="justify" style:justify-single-word="false"/>
      <style:text-properties officeooo:rsid="00388607" officeooo:paragraph-rsid="00388607"/>
    </style:style>
    <style:style style:name="P34" style:family="paragraph" style:parent-style-name="Standard" style:list-style-name="L7">
      <style:paragraph-properties fo:text-align="justify" style:justify-single-word="false"/>
      <style:text-properties officeooo:rsid="0039a107" officeooo:paragraph-rsid="0039a107"/>
    </style:style>
    <style:style style:name="P35" style:family="paragraph" style:parent-style-name="Standard" style:list-style-name="L7">
      <style:paragraph-properties fo:text-align="justify" style:justify-single-word="false"/>
      <style:text-properties officeooo:rsid="003b8116" officeooo:paragraph-rsid="003b8116"/>
    </style:style>
    <style:style style:name="P36" style:family="paragraph" style:parent-style-name="Standard" style:list-style-name="L7">
      <style:paragraph-properties fo:text-align="justify" style:justify-single-word="false"/>
      <style:text-properties officeooo:rsid="00443a50" officeooo:paragraph-rsid="00443a50"/>
    </style:style>
    <style:style style:name="P37" style:family="paragraph" style:parent-style-name="Standard">
      <style:text-properties officeooo:rsid="001a5dfb" officeooo:paragraph-rsid="00514f7a" fo:background-color="#fff200"/>
    </style:style>
    <style:style style:name="P38" style:family="paragraph" style:parent-style-name="Standard">
      <style:text-properties officeooo:rsid="00514f7a" officeooo:paragraph-rsid="00514f7a" fo:background-color="#fff200"/>
    </style:style>
    <style:style style:name="P39" style:family="paragraph" style:parent-style-name="Standard" style:list-style-name="L1">
      <style:paragraph-properties fo:margin-left="2.501cm" fo:margin-right="0cm" fo:text-indent="-0.635cm" style:auto-text-indent="false"/>
    </style:style>
    <style:style style:name="P40" style:family="paragraph" style:parent-style-name="Standard" style:list-style-name="L1">
      <style:paragraph-properties fo:margin-left="2.501cm" fo:margin-right="0cm" fo:text-indent="-0.635cm" style:auto-text-indent="false"/>
      <style:text-properties officeooo:paragraph-rsid="0014f136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a22fc" officeooo:paragraph-rsid="001a22fc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462c7e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14f0ce" officeooo:paragraph-rsid="0014f0ce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1a22fc" officeooo:paragraph-rsid="001a22fc"/>
    </style:style>
    <style:style style:name="P45" style:family="paragraph" style:parent-style-name="Standard" style:list-style-name="L6">
      <style:paragraph-properties fo:margin-left="2.501cm" fo:margin-right="0cm" fo:text-indent="-0.635cm" style:auto-text-indent="false">
        <style:tab-stops/>
      </style:paragraph-properties>
      <style:text-properties officeooo:rsid="0014f0ce" officeooo:paragraph-rsid="0014f0ce"/>
    </style:style>
    <style:style style:name="P46" style:family="paragraph" style:parent-style-name="Standard" style:list-style-name="L6">
      <style:paragraph-properties fo:margin-left="2.501cm" fo:margin-right="0cm" fo:text-indent="-0.635cm" style:auto-text-indent="false">
        <style:tab-stops/>
      </style:paragraph-properties>
      <style:text-properties officeooo:rsid="0014f0ce" officeooo:paragraph-rsid="0014f0ce" fo:background-color="#fff200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1a22fc" officeooo:paragraph-rsid="001a22fc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1a5dfb" officeooo:paragraph-rsid="001a5dfb"/>
    </style:style>
    <style:style style:name="P49" style:family="paragraph" style:parent-style-name="Standard" style:list-style-name="L3">
      <style:paragraph-properties fo:margin-left="1.251cm" fo:margin-right="0cm" fo:text-indent="0cm" style:auto-text-indent="false" style:writing-mode="page"/>
      <style:text-properties officeooo:paragraph-rsid="001a5dfb"/>
    </style:style>
    <style:style style:name="P50" style:family="paragraph" style:parent-style-name="Standard" style:list-style-name="L3">
      <style:paragraph-properties fo:margin-left="1.251cm" fo:margin-right="0cm" fo:text-indent="0cm" style:auto-text-indent="false" style:writing-mode="page"/>
      <style:text-properties officeooo:rsid="001a5dfb" officeooo:paragraph-rsid="001a5dfb"/>
    </style:style>
    <style:style style:name="P51" style:family="paragraph" style:parent-style-name="Standard">
      <style:paragraph-properties fo:margin-left="2.501cm" fo:margin-right="0cm" fo:text-indent="0cm" style:auto-text-indent="false"/>
      <style:text-properties officeooo:paragraph-rsid="001a22fc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fa3a9" officeooo:paragraph-rsid="00462c7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62c7e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62c7e" fo:background-color="#fff200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fa3a9" officeooo:paragraph-rsid="00462c7e" fo:background-color="#fff200"/>
    </style:style>
    <style:style style:name="P56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officeooo:rsid="001fa3a9" officeooo:paragraph-rsid="0024d182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language="en" fo:country="US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fo:language="en" fo:country="US" officeooo:paragraph-rsid="004d2ffa"/>
    </style:style>
    <style:style style:name="P59" style:family="paragraph" style:parent-style-name="Text_20_body">
      <style:paragraph-properties fo:margin-top="0cm" fo:margin-bottom="0cm" loext:contextual-spacing="false" fo:line-height="100%" fo:text-align="justify" style:justify-single-word="false" fo:break-before="page"/>
      <style:text-properties officeooo:rsid="001fa3a9" officeooo:paragraph-rsid="0024d182"/>
    </style:style>
    <style:style style:name="P60" style:family="paragraph" style:parent-style-name="Text_20_body">
      <style:paragraph-properties fo:margin-left="1.499cm" fo:margin-right="0cm" fo:line-height="100%" fo:text-indent="0cm" style:auto-text-indent="false"/>
      <style:text-properties officeooo:rsid="003772a2" officeooo:paragraph-rsid="003772a2"/>
    </style:style>
    <style:style style:name="P61" style:family="paragraph" style:parent-style-name="Text_20_body">
      <style:paragraph-properties fo:margin-left="1.499cm" fo:margin-right="0cm" fo:line-height="100%" fo:text-align="center" style:justify-single-word="false" fo:text-indent="0cm" style:auto-text-indent="false"/>
      <style:text-properties fo:font-weight="bold" officeooo:rsid="003772a2" officeooo:paragraph-rsid="003772a2" style:font-weight-asian="bold" style:font-weight-complex="bold"/>
    </style:style>
    <style:style style:name="P62" style:family="paragraph" style:parent-style-name="Text_20_body">
      <style:paragraph-properties fo:margin-left="1.499cm" fo:margin-right="0cm" fo:line-height="100%" fo:text-align="center" style:justify-single-word="false" fo:text-indent="0cm" style:auto-text-indent="false" fo:break-before="page"/>
      <style:text-properties fo:font-weight="bold" officeooo:rsid="003772a2" officeooo:paragraph-rsid="003772a2" style:font-weight-asian="bold" style:font-weight-complex="bold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28d95e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4f0cf1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462c7e" officeooo:paragraph-rsid="00462c7e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28d95e" fo:background-color="#fff200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fo:background-color="#fff200"/>
    </style:style>
    <style:style style:name="P70" style:family="paragraph" style:parent-style-name="Text_20_body">
      <loext:graphic-properties draw:fill="none"/>
      <style:paragraph-properties fo:margin-left="1.251cm" fo:margin-right="0cm" fo:margin-top="0cm" fo:margin-bottom="0cm" loext:contextual-spacing="false" fo:line-height="100%" fo:text-indent="0cm" style:auto-text-indent="false" fo:background-color="transparent"/>
      <style:text-properties fo:background-color="#fff200"/>
    </style:style>
    <style:style style:name="T1" style:family="text">
      <style:text-properties officeooo:rsid="0014f0ce"/>
    </style:style>
    <style:style style:name="T2" style:family="text">
      <style:text-properties officeooo:rsid="0018205b"/>
    </style:style>
    <style:style style:name="T3" style:family="text">
      <style:text-properties officeooo:rsid="0019185e"/>
    </style:style>
    <style:style style:name="T4" style:family="text">
      <style:text-properties officeooo:rsid="00195aa0"/>
    </style:style>
    <style:style style:name="T5" style:family="text">
      <style:text-properties officeooo:rsid="001a22fc"/>
    </style:style>
    <style:style style:name="T6" style:family="text">
      <style:text-properties officeooo:rsid="001a5dfb"/>
    </style:style>
    <style:style style:name="T7" style:family="text">
      <style:text-properties officeooo:rsid="001c172c"/>
    </style:style>
    <style:style style:name="T8" style:family="text">
      <style:text-properties officeooo:rsid="001c81dd"/>
    </style:style>
    <style:style style:name="T9" style:family="text">
      <style:text-properties officeooo:rsid="001dc8f5"/>
    </style:style>
    <style:style style:name="T10" style:family="text">
      <style:text-properties officeooo:rsid="00226458"/>
    </style:style>
    <style:style style:name="T11" style:family="text">
      <style:text-properties officeooo:rsid="0024d182"/>
    </style:style>
    <style:style style:name="T12" style:family="text">
      <style:text-properties officeooo:rsid="00255e10"/>
    </style:style>
    <style:style style:name="T13" style:family="text">
      <style:text-properties officeooo:rsid="0026dc9c"/>
    </style:style>
    <style:style style:name="T14" style:family="text">
      <style:text-properties officeooo:rsid="0028d95e"/>
    </style:style>
    <style:style style:name="T15" style:family="text">
      <style:text-properties officeooo:rsid="0029a561"/>
    </style:style>
    <style:style style:name="T16" style:family="text">
      <style:text-properties officeooo:rsid="002d1df8"/>
    </style:style>
    <style:style style:name="T17" style:family="text">
      <style:text-properties officeooo:rsid="0030d45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8d95e" style:font-weight-asian="bold" style:font-weight-complex="bold"/>
    </style:style>
    <style:style style:name="T20" style:family="text">
      <style:text-properties fo:font-weight="bold" officeooo:rsid="0037a423" style:font-weight-asian="bold" style:font-weight-complex="bold"/>
    </style:style>
    <style:style style:name="T21" style:family="text">
      <style:text-properties fo:font-weight="bold" officeooo:rsid="0039a107" style:font-weight-asian="bold" style:font-weight-complex="bold"/>
    </style:style>
    <style:style style:name="T22" style:family="text">
      <style:text-properties officeooo:rsid="0032b896"/>
    </style:style>
    <style:style style:name="T23" style:family="text">
      <style:text-properties officeooo:rsid="00366b10"/>
    </style:style>
    <style:style style:name="T24" style:family="text">
      <style:text-properties officeooo:rsid="00373980"/>
    </style:style>
    <style:style style:name="T25" style:family="text">
      <style:text-properties officeooo:rsid="003772a2"/>
    </style:style>
    <style:style style:name="T26" style:family="text">
      <style:text-properties officeooo:rsid="001bcdee"/>
    </style:style>
    <style:style style:name="T27" style:family="text">
      <style:text-properties officeooo:rsid="0037a423"/>
    </style:style>
    <style:style style:name="T28" style:family="text">
      <style:text-properties officeooo:rsid="00388607"/>
    </style:style>
    <style:style style:name="T29" style:family="text">
      <style:text-properties officeooo:rsid="0039a107"/>
    </style:style>
    <style:style style:name="T30" style:family="text">
      <style:text-properties officeooo:rsid="003c5f18"/>
    </style:style>
    <style:style style:name="T31" style:family="text">
      <style:text-properties officeooo:rsid="00402128"/>
    </style:style>
    <style:style style:name="T32" style:family="text">
      <style:text-properties officeooo:rsid="00443a50"/>
    </style:style>
    <style:style style:name="T33" style:family="text">
      <style:text-properties officeooo:rsid="00462c7e"/>
    </style:style>
    <style:style style:name="T34" style:family="text">
      <style:text-properties officeooo:rsid="0046568e"/>
    </style:style>
    <style:style style:name="T35" style:family="text">
      <style:text-properties officeooo:rsid="004ac028"/>
    </style:style>
    <style:style style:name="T36" style:family="text">
      <style:text-properties officeooo:rsid="004c8aef"/>
    </style:style>
    <style:style style:name="T37" style:family="text">
      <style:text-properties officeooo:rsid="004ce565"/>
    </style:style>
    <style:style style:name="T38" style:family="text">
      <style:text-properties officeooo:rsid="00514f7a"/>
    </style:style>
    <style:style style:name="T39" style:family="text">
      <style:text-properties officeooo:rsid="00514f7a" fo:background-color="#fff200" loext:char-shading-value="0"/>
    </style:style>
    <style:style style:name="T40" style:family="text">
      <style:text-properties officeooo:rsid="00514f7a" fo:background-color="#fff200" loext:char-shading-value="0"/>
    </style:style>
    <style:style style:name="T41" style:family="text">
      <style:text-properties officeooo:rsid="001a5dfb" fo:background-color="#fff200" loext:char-shading-value="0"/>
    </style:style>
    <style:style style:name="T42" style:family="text">
      <style:text-properties officeooo:rsid="001a5dfb" fo:background-color="#fff2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I0113 Programación 2</text:p>
      <text:p text:style-name="P2">Examen <text:span text:style-name="T2">#1</text:span></text:p>
      <text:p text:style-name="P8">8 de mayo de 2019</text:p>
      <text:p text:style-name="P8"/>
      <text:p text:style-name="P8">Nombre : __________________________________________ Carné: __________ Nota: ___</text:p>
      <text:p text:style-name="P1"/>
      <text:p text:style-name="P19">1- Teoría <text:span text:style-name="T25">(tienen un máximo de 15 minutos para devolver esta sección, para cuya solución no se permite el uso de materiales de referencia)</text:span></text:p>
      <text:p text:style-name="P11"><text:span text:style-name="T7">Sea</text:span>:</text:p>
      <text:list xml:id="list1256480925" text:style-name="L1">
        <text:list-item>
          <text:p text:style-name="P39">#include &lt;iostream&gt;</text:p>
        </text:list-item>
        <text:list-item>
          <text:p text:style-name="P39">using namespace std;</text:p>
        </text:list-item>
        <text:list-item>
          <text:p text:style-name="P39"/>
        </text:list-item>
        <text:list-item>
          <text:p text:style-name="P39">void useV(float &amp;v){</text:p>
        </text:list-item>
        <text:list-item>
          <text:p text:style-name="P39"><text:s text:c="4"/>v+=1;</text:p>
        </text:list-item>
        <text:list-item>
          <text:p text:style-name="P39">}</text:p>
        </text:list-item>
        <text:list-item>
          <text:p text:style-name="P39">int main(){</text:p>
        </text:list-item>
        <text:list-item>
          <text:p text:style-name="P39"><text:s text:c="4"/>float x=5;</text:p>
        </text:list-item>
        <text:list-item>
          <text:p text:style-name="P39"><text:s text:c="4"/>float *y=&amp;x;</text:p>
        </text:list-item>
        <text:list-item>
          <text:p text:style-name="P39"><text:s text:c="4"/>useV(*y);</text:p>
        </text:list-item>
        <text:list-item>
          <text:p text:style-name="P40"><text:s text:c="4"/>cout &lt;&lt;"<text:span text:style-name="T1">→</text:span>"&lt;&lt;*y&lt;&lt;endl;</text:p>
        </text:list-item>
        <text:list-item>
          <text:p text:style-name="P39"><text:s text:c="4"/>return 0;</text:p>
        </text:list-item>
        <text:list-item>
          <text:p text:style-name="P39">}</text:p>
        </text:list-item>
      </text:list>
      <text:p text:style-name="P9"/>
      <text:p text:style-name="P43"><text:span text:style-name="T7">A. <text:s text:c="2"/>Al ejecutarse la instrucción en la línea 11, se </text:span>muestra; <text:span text:style-name="T15">(2%)</text:span></text:p>
      <text:list xml:id="list1160333237" text:style-name="L6">
        <text:list-item>
          <text:p text:style-name="P45"><text:tab/>→ 5</text:p>
        </text:list-item>
        <text:list-item>
          <text:p text:style-name="P46"><text:tab/>→ 6</text:p>
        </text:list-item>
        <text:list-item>
          <text:p text:style-name="P45"><text:tab/>→ dir(y)</text:p>
        </text:list-item>
        <text:list-item>
          <text:p text:style-name="P45"><text:tab/>→ dir(x)</text:p>
        </text:list-item>
        <text:list-item>
          <text:p text:style-name="P45"><text:tab/><text:span text:style-name="T4">ninguna de los valores anteriores</text:span></text:p>
        </text:list-item>
      </text:list>
      <text:p text:style-name="P1"/>
      <text:p text:style-name="P41">Siendo:</text:p>
      <text:p text:style-name="P10"><text:span text:style-name="T5"><text:tab/></text:span>int *p1; </text:p>
      <text:p text:style-name="P12">float *p2; </text:p>
      <text:p text:style-name="P12">int x; </text:p>
      <text:p text:style-name="P12"/>
      <text:p text:style-name="P41"><text:span text:style-name="T7">B. <text:s/>I</text:span>ndique el resultado de cada una de las siguientes instrucciones <text:span text:style-name="T15">(3%)</text:span></text:p>
      <text:p text:style-name="P44"/>
      <text:list xml:id="list709166264" text:style-name="L2">
        <text:list-item>
          <text:p text:style-name="P23">p1 = &amp;x; <text:span text:style-name="T23">R:</text:span>_<text:span text:style-name="T40">se guarda la dirección de la variable x en p1</text:span>_</text:p>
        </text:list-item>
        <text:list-item>
          <text:p text:style-name="P23">p2 = &amp;x; <text:s/><text:span text:style-name="T23">R:</text:span>_<text:span text:style-name="T40">se comete un error porque se quiere guardar dirección entera en apuntador real</text:span>_</text:p>
        </text:list-item>
        <text:list-item>
          <text:p text:style-name="P23">*<text:span text:style-name="T6">p1 = 4; R:_</text:span><text:span text:style-name="T42">se actualiza el valor apuntado por p1, de manera tal que p1 ahora apunta a un campo que guarda un 4 como valor</text:span>_</text:p>
        </text:list-item>
      </text:list>
      <text:p text:style-name="P48">Sea:<text:tab/></text:p>
      <text:list xml:id="list1595648769" text:style-name="L3">
        <text:list-item>
          <text:p text:style-name="P49">int <text:span text:style-name="T8">v</text:span>[5] = {10, 20, 30, 40, 50};</text:p>
        </text:list-item>
        <text:list-item>
          <text:p text:style-name="P50">int *p=v;</text:p>
        </text:list-item>
        <text:list-item>
          <text:p text:style-name="P49">*<text:span text:style-name="T6">(p+1)=17;</text:span></text:p>
        </text:list-item>
        <text:list-item>
          <text:p text:style-name="P50">for (int i=0; i&lt;5 ; <text:s/>++i)</text:p>
        </text:list-item>
        <text:list-item>
          <text:p text:style-name="P50"><text:s text:c="8"/>cout &lt;&lt; *(p+i)&lt;&lt;endl;</text:p>
        </text:list-item>
      </text:list>
      <text:p text:style-name="P1"/>
      <text:p text:style-name="P24"><text:span text:style-name="T7">C. Qué</text:span> valores muestran las líneas 4 y 5? <text:span text:style-name="T15">(2%) R:__</text:span></text:p>
      <text:p text:style-name="P37"><text:soft-page-break/><text:span text:style-name="T15">10</text:span></text:p>
      <text:p text:style-name="P38">17</text:p>
      <text:p text:style-name="P38">30</text:p>
      <text:p text:style-name="P38">40 </text:p>
      <text:p text:style-name="P38">50</text:p>
      <text:p text:style-name="P24"><text:span text:style-name="T15">_</text:span></text:p>
      <text:p text:style-name="P6"/>
      <text:p text:style-name="P3"><text:span text:style-name="T7">D. </text:span>Indique, <text:span text:style-name="T3">qué valores muestra</text:span> el siguiente código <text:span text:style-name="T3">al ejecutarse las líneas de la 25 a la 27</text:span>? <text:span text:style-name="T15">(3%)</text:span></text:p>
      <text:p text:style-name="P3"/>
      <text:list xml:id="list2151829972" text:style-name="L4">
        <text:list-item>
          <text:p text:style-name="P25">#include &lt;iostream&gt;</text:p>
        </text:list-item>
        <text:list-item>
          <text:p text:style-name="P25">using namespace std;</text:p>
        </text:list-item>
        <text:list-item>
          <text:p text:style-name="P25"/>
        </text:list-item>
        <text:list-item>
          <text:p text:style-name="P25">void hagaAlgo(char *v, int t){</text:p>
        </text:list-item>
        <text:list-item>
          <text:p text:style-name="P25"><text:s text:c="2"/>int x;</text:p>
        </text:list-item>
        <text:list-item>
          <text:p text:style-name="P25"><text:s text:c="2"/>int y;</text:p>
        </text:list-item>
        <text:list-item>
          <text:p text:style-name="P25"><text:s text:c="2"/>for (int i=0;i&lt;t-1;i++){</text:p>
        </text:list-item>
        <text:list-item>
          <text:p text:style-name="P25"><text:s text:c="4"/>for (int j=i+1;j&lt;t;j++){</text:p>
        </text:list-item>
        <text:list-item>
          <text:p text:style-name="P25"><text:s text:c="7"/>x=*(v+i);</text:p>
        </text:list-item>
        <text:list-item>
          <text:p text:style-name="P25"><text:s text:c="7"/>y=*(v+j);</text:p>
        </text:list-item>
        <text:list-item>
          <text:p text:style-name="P25"><text:s text:c="7"/>*(v+i)=(x&gt;=97)?x-32:x;</text:p>
        </text:list-item>
        <text:list-item>
          <text:p text:style-name="P25"><text:s text:c="7"/>*(v+j)=(y&gt;=97)?y-32:y;</text:p>
        </text:list-item>
        <text:list-item>
          <text:p text:style-name="P25"><text:s text:c="7"/>if (*(v+i)&lt;*(v+j)){</text:p>
        </text:list-item>
        <text:list-item>
          <text:p text:style-name="P25"><text:s text:c="11"/>*(v+i)=*(v+j);</text:p>
        </text:list-item>
        <text:list-item>
          <text:p text:style-name="P25"><text:s text:c="11"/>*(v+j)=static_cast &lt;char&gt; (x);</text:p>
        </text:list-item>
        <text:list-item>
          <text:p text:style-name="P25"><text:s text:c="7"/>}</text:p>
        </text:list-item>
        <text:list-item>
          <text:p text:style-name="P25"><text:s text:c="4"/>}</text:p>
        </text:list-item>
        <text:list-item>
          <text:p text:style-name="P25"><text:s text:c="2"/>}</text:p>
        </text:list-item>
        <text:list-item>
          <text:p text:style-name="P25">}</text:p>
        </text:list-item>
        <text:list-item>
          <text:p text:style-name="P25"/>
        </text:list-item>
        <text:list-item>
          <text:p text:style-name="P25">int main(){</text:p>
        </text:list-item>
        <text:list-item>
          <text:p text:style-name="P25"><text:s text:c="4"/>char j[]="<text:span text:style-name="T9">Genes</text:span>";</text:p>
        </text:list-item>
        <text:list-item>
          <text:p text:style-name="P25"><text:s text:c="4"/>int s=sizeof(j)/sizeof(j[0]);</text:p>
        </text:list-item>
        <text:list-item>
          <text:p text:style-name="P25"><text:s text:c="4"/>hagaAlgo(j,s);</text:p>
        </text:list-item>
        <text:list-item>
          <text:p text:style-name="P25"><text:s text:c="4"/>for (int i=0;i&lt;s;i++){</text:p>
        </text:list-item>
        <text:list-item>
          <text:p text:style-name="P25"><text:s text:c="9"/>cout&lt;&lt;j[i];</text:p>
        </text:list-item>
        <text:list-item>
          <text:p text:style-name="P25"><text:s text:c="4"/>}</text:p>
        </text:list-item>
        <text:list-item>
          <text:p text:style-name="P25"><text:s text:c="5"/>cout&lt;&lt;endl;</text:p>
        </text:list-item>
        <text:list-item>
          <text:p text:style-name="P25">}</text:p>
        </text:list-item>
      </text:list>
      <text:p text:style-name="P4"/>
      <text:p text:style-name="P4"/>
      <text:p text:style-name="P4"><text:span text:style-name="T23">R:</text:span>_<text:span text:style-name="T40">SNGEE</text:span>_</text:p>
      <text:p text:style-name="P59"><text:span text:style-name="T33">2. </text:span>Se requiere tener una aplicación que <text:span text:style-name="T31">usando algún tipo adecuado de contenedores, iteradores y algoritmos de la STL, </text:span>permita:</text:p>
      <text:list xml:id="list1878849425" text:style-name="L5">
        <text:list-item>
          <text:p text:style-name="P56">administrar <text:span text:style-name="T12">diversas </text:span>colecci<text:span text:style-name="T10">ones</text:span> de nombres, </text:p>
        </text:list-item>
        <text:list-item>
          <text:p text:style-name="P56"><text:span text:style-name="T11">guardar</text:span> 3 <text:span text:style-name="T17">palabras claves o </text:span>keywords por cada elemento <text:span text:style-name="T10">en</text:span> la colección </text:p>
        </text:list-item>
      </text:list>
      <text:p text:style-name="P14"/>
      <text:p text:style-name="P15">Ejemplo: supóngase que los elementos <text:span text:style-name="T10">en la colección </text:span>son libros. La colección de nombres podría ser:</text:p>
      <text:p text:style-name="P15"/>
      <text:p text:style-name="P15">El Emperador de todos los males: biografía del cáncer</text:p>
      <text:p text:style-name="P15">Fueras de serie</text:p>
      <text:p text:style-name="P15">La ruta de su evasión</text:p>
      <text:p text:style-name="P15">Obras inmortales</text:p>
      <text:p text:style-name="P13">Cuentos inconclusos</text:p>
      <text:p text:style-name="P15"/>
      <text:p text:style-name="P15">Las <text:span text:style-name="T25">3 </text:span>palabras claves asociadas respectivamente con cada libro podrían ser:</text:p>
      <text:p text:style-name="P16">Cáncer, Literatura, Best seller</text:p>
      <text:p text:style-name="P58">Actitud, Best seller, Formación</text:p>
      <text:p text:style-name="P58">Yolanda, Literatura, Obra prima</text:p>
      <text:p text:style-name="P16">Novela, Dosto<text:span text:style-name="T13">i</text:span>e<text:span text:style-name="T13">v</text:span>ski,Best seller</text:p>
      <text:p text:style-name="P16">Fantasía, Tolkien, Elfos</text:p>
      <text:p text:style-name="P15"/>
      <text:p text:style-name="P18">De lo dicho anteriormente se tendría por ejemplo que se sabe que “El Emperador de todos los males: biografía del cáncer” trata sobre “Cáncer, Literatura, Best seller”</text:p>
      <text:p text:style-name="P18"/>
      <text:p text:style-name="P17">Funcionalidad requerida</text:p>
      <text:p text:style-name="P17"/>
      <text:p text:style-name="P63"><text:span text:style-name="T33">2.</text:span>1.Definir la <text:span text:style-name="T22">o las </text:span>clase<text:span text:style-name="T22">s</text:span> y el <text:span text:style-name="T22">o los </text:span>constructor<text:span text:style-name="T22">es</text:span> requerido<text:span text:style-name="T22">s,</text:span> <text:span text:style-name="T14">que </text:span><text:span text:style-name="T19">usando la STL</text:span><text:span text:style-name="T14"> administren</text:span> <text:span text:style-name="T25">eficientemente </text:span>los datos anteriores <text:span text:style-name="T16">10</text:span>% </text:p>
      <text:p text:style-name="P70">class Coleccion</text:p>
      <text:p text:style-name="P70">{</text:p>
      <text:p text:style-name="P70"><text:s text:c="4"/>public:</text:p>
      <text:p text:style-name="P70"><text:s text:c="8"/>Coleccion();</text:p>
      <text:p text:style-name="P70"><text:s text:c="8"/>virtual ~Coleccion();</text:p>
      <text:p text:style-name="P70"><text:s text:c="8"/>void add(string);</text:p>
      <text:p text:style-name="P70"><text:s text:c="8"/>void muestre(string);</text:p>
      <text:p text:style-name="P70"><text:s text:c="8"/>void muestreAscend();</text:p>
      <text:p text:style-name="P70"/>
      <text:p text:style-name="P70"><text:s text:c="4"/>protected:</text:p>
      <text:p text:style-name="P70"><text:s text:c="8"/>map &lt;string, string&gt; colec;</text:p>
      <text:p text:style-name="P70"/>
      <text:p text:style-name="P70"><text:s text:c="4"/>private:</text:p>
      <text:p text:style-name="P70">};</text:p>
      <text:p text:style-name="P70"/>
      <text:p text:style-name="P70">Coleccion::Coleccion()</text:p>
      <text:p text:style-name="P70">{</text:p>
      <text:p text:style-name="P70"><text:s text:c="4"/>//ctor</text:p>
      <text:p text:style-name="P70">}</text:p>
      <text:p text:style-name="P64"/>
      <text:p text:style-name="P64"/>
      <text:p text:style-name="P64"><text:soft-page-break/><text:span text:style-name="T33">2.</text:span>2.Leer en una sola línea el elemento, <text:span text:style-name="T14">y </text:span>sus palabras claves. Si el elemento ya existe, solo se debe notificar al usuario. Use <text:span text:style-name="T37">los</text:span> separador<text:span text:style-name="T37">es que requiera</text:span>. Además guarde los datos donde corresponde 20%</text:p>
      <text:p text:style-name="P69">void Coleccion::add(string l){</text:p>
      <text:p text:style-name="P69"><text:s text:c="4"/>toupper(l);</text:p>
      <text:p text:style-name="P69"><text:s text:c="4"/>stringstream ent(l);</text:p>
      <text:p text:style-name="P69"><text:s text:c="4"/>string pal;</text:p>
      <text:p text:style-name="P69"><text:s text:c="4"/>string val;</text:p>
      <text:p text:style-name="P69"><text:s text:c="4"/>while (getline(ent,pal,';')){</text:p>
      <text:p text:style-name="P69"><text:s text:c="8"/>getline(ent,val,';');</text:p>
      <text:p text:style-name="P69"><text:s text:c="8"/>if (colec.find(pal)!=colec.end())</text:p>
      <text:p text:style-name="P69"><text:s text:c="12"/>cout &lt;&lt; "ya existia este elemento. No insertado"&lt;&lt;endl;</text:p>
      <text:p text:style-name="P69"><text:s text:c="8"/>else</text:p>
      <text:p text:style-name="P69"><text:s text:c="12"/>colec[pal]=val;</text:p>
      <text:p text:style-name="P69"><text:s text:c="4"/>}</text:p>
      <text:p text:style-name="P69">}</text:p>
      <text:p text:style-name="P64"/>
      <text:p text:style-name="P64"><text:span text:style-name="T33">2.</text:span>3.Haga un método que indique cuáles elementos tratan acerca de x palabra clave. <text:span text:style-name="T30">El usuario debe poder dar en tiempo de ejecución la palabra clave de su interés</text:span> 20% </text:p>
      <text:p text:style-name="P69">void Coleccion::muestre(string pal){</text:p>
      <text:p text:style-name="P69"><text:s text:c="4"/>map&lt;string,string&gt;::iterator it;</text:p>
      <text:p text:style-name="P69"><text:s text:c="4"/>string val;</text:p>
      <text:p text:style-name="P69"><text:s text:c="5"/>int p;</text:p>
      <text:p text:style-name="P69"><text:s text:c="5"/>toupper(pal);</text:p>
      <text:p text:style-name="P69"><text:s text:c="5"/>for (it=colec.begin();it!=colec.end();it++){</text:p>
      <text:p text:style-name="P69"><text:s text:c="12"/>val=it-&gt;second;</text:p>
      <text:p text:style-name="P69"><text:s text:c="12"/>p=val.find(pal);</text:p>
      <text:p text:style-name="P69"><text:s text:c="12"/>if (p&gt;=0 &amp;&amp; p&lt;val.size())</text:p>
      <text:p text:style-name="P69"><text:s text:c="16"/>cout &lt;&lt;it-&gt;first&lt;&lt;"--&gt;"&lt;&lt;val&lt;&lt;endl;</text:p>
      <text:p text:style-name="P69"><text:s text:c="4"/>}</text:p>
      <text:p text:style-name="P69">}</text:p>
      <text:p text:style-name="P64"/>
      <text:p text:style-name="P66"><text:span text:style-name="T33">2.</text:span>4.Haga un método que reporte en forma ordena<text:span text:style-name="T36">da</text:span> ascendente, el nombre de los elementos de la colección <text:span text:style-name="T25">10</text:span>%</text:p>
      <text:p text:style-name="P68">void Coleccion::muestreAscend(){</text:p>
      <text:p text:style-name="P68"><text:s text:c="4"/>map&lt;string,string&gt;::iterator it;</text:p>
      <text:p text:style-name="P68"><text:s text:c="4"/>for (it=colec.begin();it!=colec.end();it++){</text:p>
      <text:p text:style-name="P68"><text:s text:c="8"/>cout &lt;&lt;it-&gt;first&lt;&lt;"--&gt;"&lt;&lt;it-&gt;second&lt;&lt;endl;</text:p>
      <text:p text:style-name="P68"><text:s text:c="4"/>}</text:p>
      <text:p text:style-name="P68">}</text:p>
      <text:p text:style-name="P65"/>
      <text:p text:style-name="P67"><text:span text:style-name="T35">2.5.</text:span>Incluya un main donde pruebe cada una de las funcionalidades anteriores <text:span text:style-name="T34">15%</text:span></text:p>
      <text:p text:style-name="P54">int main()</text:p>
      <text:p text:style-name="P54">{</text:p>
      <text:p text:style-name="P54"><text:s text:c="4"/>Coleccion col;</text:p>
      <text:p text:style-name="P54"><text:s text:c="4"/>col.add("El Emperador de todos los males: biografía del cancer;Cancer, Literatura, Best seller");</text:p>
      <text:p text:style-name="P54"><text:s text:c="4"/>col.add("La ruta de su evasion;Yolanda, Literatura, Obra prima");</text:p>
      <text:p text:style-name="P54"><text:s text:c="4"/>col.add("Fueras de serie;Actitud, Best seller, Formacion");</text:p>
      <text:p text:style-name="P54"><text:s text:c="4"/>col.add("Obras inmortales;Novela, Dostoievski,Best seller");</text:p>
      <text:p text:style-name="P54"><text:soft-page-break/><text:s text:c="4"/>col.add("Cuentos inconclusos; Fantasia, Tolkien, Elfos");</text:p>
      <text:p text:style-name="P54"><text:s text:c="4"/>int op=-1;</text:p>
      <text:p text:style-name="P54"><text:s text:c="4"/>string linea;</text:p>
      <text:p text:style-name="P54"><text:s text:c="4"/>do{</text:p>
      <text:p text:style-name="P54"><text:s text:c="8"/>cout &lt;&lt; "Menu\n1.agregar elemento\n2.Filtrar por palabra clave\n3.Mostrar\n0. Terminar\nOpcion?";</text:p>
      <text:p text:style-name="P54"><text:s text:c="8"/>cin &gt;&gt; op;</text:p>
      <text:p text:style-name="P54"><text:s text:c="8"/>cin.ignore();</text:p>
      <text:p text:style-name="P54"><text:s text:c="8"/>switch (op){</text:p>
      <text:p text:style-name="P54"><text:s text:c="8"/>case 1:</text:p>
      <text:p text:style-name="P54"><text:s text:c="12"/>cout &lt;&lt; "Elemento; 3 palabras claves separadas con coma = ";</text:p>
      <text:p text:style-name="P54"><text:s text:c="12"/>getline(cin,linea);</text:p>
      <text:p text:style-name="P54"><text:s text:c="12"/>col.add(linea);</text:p>
      <text:p text:style-name="P54"><text:s text:c="12"/>break;</text:p>
      <text:p text:style-name="P54"><text:s text:c="8"/>case 2:</text:p>
      <text:p text:style-name="P54"><text:s text:c="12"/>cout &lt;&lt;"Palabra clave a usar para filtrar ? ";</text:p>
      <text:p text:style-name="P54"><text:s text:c="12"/>getline(cin,linea);</text:p>
      <text:p text:style-name="P54"><text:s text:c="12"/>cout &lt;&lt;"hallados"&lt;&lt;endl;</text:p>
      <text:p text:style-name="P54"><text:s text:c="12"/>col.muestre(linea);</text:p>
      <text:p text:style-name="P54"><text:s text:c="12"/>break;</text:p>
      <text:p text:style-name="P54"><text:s text:c="8"/>case 3:</text:p>
      <text:p text:style-name="P54"><text:s text:c="12"/>col.muestreAscend();</text:p>
      <text:p text:style-name="P54"><text:s text:c="12"/>break;</text:p>
      <text:p text:style-name="P54"><text:s text:c="8"/>}</text:p>
      <text:p text:style-name="P54"><text:s text:c="4"/>} while (op!=0);</text:p>
      <text:p text:style-name="P54"/>
      <text:p text:style-name="P54"><text:s text:c="4"/>int* v;</text:p>
      <text:p text:style-name="P54"><text:s text:c="4"/>v=cuenteOc(" Haga una función que recibe un cadena de caracteres");</text:p>
      <text:p text:style-name="P54"><text:s text:c="4"/>string rep;</text:p>
      <text:p text:style-name="P54"><text:s text:c="4"/>for (int i=0;i&lt;26;i++){</text:p>
      <text:p text:style-name="P54"><text:s text:c="8"/>rep=(v[i]==1)?"vez":"veces";</text:p>
      <text:p text:style-name="P54"><text:s text:c="8"/>cout &lt;&lt; static_cast&lt;char&gt;(i+65)&lt;&lt;" aparece "&lt;&lt;v[i]&lt;&lt;rep&lt;&lt;endl;</text:p>
      <text:p text:style-name="P54"><text:s text:c="4"/>}</text:p>
      <text:p text:style-name="P54"><text:s text:c="4"/>return 0;</text:p>
      <text:p text:style-name="P54">}</text:p>
      <text:p text:style-name="P53"/>
      <text:p text:style-name="P42"><text:span text:style-name="T33">3. Haga una función que recibe un cadena de caracteres y que retorna en un vector el número de veces que aparece cada carácter del alfabeto en ella (sin importar si están en mayúscula o en minúscula, o si posee o no tilde). 15%.</text:span></text:p>
      <text:p text:style-name="P52"/>
      <text:p text:style-name="P52"><text:span text:style-name="T16">Ejemplo: si llama cuenteOc (“ </text:span>Haga una función que recibe un cadena de caracteres”<text:span text:style-name="T24">), debería retornar un vector cuya asociación ayude a indicar:</text:span></text:p>
      <table:table table:name="Table1" table:style-name="Table1">
        <table:table-column table:style-name="Table1.A" table:number-columns-repeated="26"/>
        <table:table-row>
          <table:table-cell table:style-name="Table1.A1" office:value-type="string">
            <text:p text:style-name="P21">a</text:p>
          </table:table-cell>
          <table:table-cell table:style-name="Table1.A1" office:value-type="string">
            <text:p text:style-name="P21">b</text:p>
          </table:table-cell>
          <table:table-cell table:style-name="Table1.A1" office:value-type="string">
            <text:p text:style-name="P21">c</text:p>
          </table:table-cell>
          <table:table-cell table:style-name="Table1.A1" office:value-type="string">
            <text:p text:style-name="P21">d</text:p>
          </table:table-cell>
          <table:table-cell table:style-name="Table1.A1" office:value-type="string">
            <text:p text:style-name="P21">e</text:p>
          </table:table-cell>
          <table:table-cell table:style-name="Table1.A1" office:value-type="string">
            <text:p text:style-name="P21">f</text:p>
          </table:table-cell>
          <table:table-cell table:style-name="Table1.A1" office:value-type="string">
            <text:p text:style-name="P21">g</text:p>
          </table:table-cell>
          <table:table-cell table:style-name="Table1.A1" office:value-type="string">
            <text:p text:style-name="P21">h</text:p>
          </table:table-cell>
          <table:table-cell table:style-name="Table1.A1" office:value-type="string">
            <text:p text:style-name="P21">i</text:p>
          </table:table-cell>
          <table:table-cell table:style-name="Table1.A1" office:value-type="string">
            <text:p text:style-name="P21">j</text:p>
          </table:table-cell>
          <table:table-cell table:style-name="Table1.A1" office:value-type="string">
            <text:p text:style-name="P21">k</text:p>
          </table:table-cell>
          <table:table-cell table:style-name="Table1.A1" office:value-type="string">
            <text:p text:style-name="P21">l</text:p>
          </table:table-cell>
          <table:table-cell table:style-name="Table1.A1" office:value-type="string">
            <text:p text:style-name="P21">m</text:p>
          </table:table-cell>
          <table:table-cell table:style-name="Table1.A1" office:value-type="string">
            <text:p text:style-name="P21">n</text:p>
          </table:table-cell>
          <table:table-cell table:style-name="Table1.A1" office:value-type="string">
            <text:p text:style-name="P21">o</text:p>
          </table:table-cell>
          <table:table-cell table:style-name="Table1.A1" office:value-type="string">
            <text:p text:style-name="P21">p</text:p>
          </table:table-cell>
          <table:table-cell table:style-name="Table1.A1" office:value-type="string">
            <text:p text:style-name="P21">q</text:p>
          </table:table-cell>
          <table:table-cell table:style-name="Table1.A1" office:value-type="string">
            <text:p text:style-name="P21">r</text:p>
          </table:table-cell>
          <table:table-cell table:style-name="Table1.A1" office:value-type="string">
            <text:p text:style-name="P21">s</text:p>
          </table:table-cell>
          <table:table-cell table:style-name="Table1.A1" office:value-type="string">
            <text:p text:style-name="P21">t</text:p>
          </table:table-cell>
          <table:table-cell table:style-name="Table1.A1" office:value-type="string">
            <text:p text:style-name="P21">u</text:p>
          </table:table-cell>
          <table:table-cell table:style-name="Table1.A1" office:value-type="string">
            <text:p text:style-name="P21">v</text:p>
          </table:table-cell>
          <table:table-cell table:style-name="Table1.A1" office:value-type="string">
            <text:p text:style-name="P21">w</text:p>
          </table:table-cell>
          <table:table-cell table:style-name="Table1.A1" office:value-type="string">
            <text:p text:style-name="P21">x</text:p>
          </table:table-cell>
          <table:table-cell table:style-name="Table1.A1" office:value-type="string">
            <text:p text:style-name="P21">y</text:p>
          </table:table-cell>
          <table:table-cell table:style-name="Table1.A1" office:value-type="string">
            <text:p text:style-name="P21">z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2">7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Z2" office:value-type="string">
            <text:p text:style-name="P21">0</text:p>
          </table:table-cell>
        </table:table-row>
      </table:table>
      <text:p text:style-name="P52"/>
      <text:p text:style-name="P52"/>
      <text:p text:style-name="P52"/>
      <text:p text:style-name="P55">void toupper(string &amp;l){</text:p>
      <text:p text:style-name="P55"><text:soft-page-break/>for (unsigned int i=0;i&lt;l.size();i++)</text:p>
      <text:p text:style-name="P55"><text:s text:c="4"/>l[i]=toupper(l[i]);</text:p>
      <text:p text:style-name="P55">}</text:p>
      <text:p text:style-name="P55"/>
      <text:p text:style-name="P55">int * cuenteOc(string l){</text:p>
      <text:p text:style-name="P55"><text:s text:c="4"/>toupper(l);</text:p>
      <text:p text:style-name="P55"><text:s text:c="4"/>cout &lt;&lt; "procesando "&lt;&lt;l&lt;&lt;endl;</text:p>
      <text:p text:style-name="P55"><text:s text:c="4"/>int *v=new (int[26]);</text:p>
      <text:p text:style-name="P55"><text:s text:c="4"/>for (int i=0;i&lt;26;i++){</text:p>
      <text:p text:style-name="P55"><text:s text:c="8"/>v[i]=0;</text:p>
      <text:p text:style-name="P55"><text:s text:c="4"/>}</text:p>
      <text:p text:style-name="P55"><text:s text:c="4"/>for (unsigned int i=0;i&lt;l.size();i++){</text:p>
      <text:p text:style-name="P55"><text:s text:c="7"/>if ((l[i]&gt;64)&amp;&amp;(l[i]&lt;92)){</text:p>
      <text:p text:style-name="P55"><text:s text:c="12"/>v[(l[i]-65)]++;</text:p>
      <text:p text:style-name="P55"><text:s text:c="7"/>}</text:p>
      <text:p text:style-name="P55"><text:s text:c="4"/>}</text:p>
      <text:p text:style-name="P55"><text:s text:c="4"/>return v;</text:p>
      <text:p text:style-name="P55">}</text:p>
      <text:p text:style-name="P52"/>
      <text:p text:style-name="P61"/>
      <text:p text:style-name="P62">Reglas para la implementación de la solución al examen</text:p>
      <text:p text:style-name="P60"/>
      <text:p text:style-name="P29">Indicaciones:</text:p>
      <text:p text:style-name="P29"/>
      <text:list xml:id="list860245980" text:style-name="L7">
        <text:list-item>
          <text:p text:style-name="P35">la prueba tiene una duración máxima de 3 horas: 10 minutos de lectura, 15 de teoría y hasta 2 horas y 35 minutos para la práctica.</text:p>
        </text:list-item>
        <text:list-item>
          <text:p text:style-name="P34">el examen consta de 2 partes: una teórica que deben realizar sin ayuda de cualesquier tipo de referencia (tienen como <text:s/>máximo 15 minutos para devolver la hoja, no se califican hojas devueltas fuera de este plazo), y una parte teórica que consta de 2 problemas. Puede resolver ambas soluciones en un solo proyecto, pero si usa dos, debe poner al final del nombre del proyecto, el id de la pregunta que resuelve</text:p>
        </text:list-item>
        <text:list-item>
          <text:p text:style-name="P30"><text:span text:style-name="T27">n</text:span>omine el proyecto de su examen como grx_carné_ex1_<text:span text:style-name="T21">pk</text:span>, donde grx puede ser <text:span text:style-name="T18">gr3</text:span> o<text:span text:style-name="T18"> gr5</text:span> en nuestro caso, carné es u numero de carné (favor pongan en minúscula el carácter) <text:span text:style-name="T29">y pk es </text:span><text:span text:style-name="T21">p2</text:span><text:span text:style-name="T29"> o </text:span><text:span text:style-name="T21">p3</text:span><text:span text:style-name="T29"> si es que ha decidido separar las respuestas en 2 proyectos. Si ambas respuestas van en el mismo proyecto, este </text:span><text:span text:style-name="T21">pk</text:span><text:span text:style-name="T29"> se debe omitir.</text:span></text:p>
        </text:list-item>
        <text:list-item>
          <text:p text:style-name="P27"><text:span text:style-name="T27">en cada archivo, favor incluya solo su número de carné como autor. Para ser más imparciales, acá no interesa su nombre</text:span></text:p>
        </text:list-item>
        <text:list-item>
          <text:p text:style-name="P27"><text:span text:style-name="T25">en cada respuesta, </text:span>usted debe poner un comentario indicando <text:span text:style-name="T25">el inicio y fin de cada respuesta</text:span></text:p>
        </text:list-item>
        <text:list-item>
          <text:p text:style-name="P27">guard<text:span text:style-name="T25">e</text:span> <text:span text:style-name="T26">su trabajo en el sitio del curso </text:span>cada 20 minutos</text:p>
        </text:list-item>
        <text:list-item>
          <text:p text:style-name="P27">al finalizar la prueba, debe subir su respuesta <text:span text:style-name="T32">final </text:span>al sitio y guardar una copia (o envi<text:span text:style-name="T26">á</text:span>rsela a su corre<text:span text:style-name="T26">o, incluya solo el código y el paquete</text:span>). <text:span text:style-name="T25">Excluya el contenido de directorios bin y obj. Si el sitio estuviese caído, debe solicitar al docente o asistente que guarde su respuesta en la USB que se tendrá para esto.</text:span></text:p>
        </text:list-item>
        <text:list-item>
          <text:p text:style-name="P31">si usa un IDE distinto de codeblocks, <text:span text:style-name="T27">indique</text:span> en <text:span text:style-name="T28">el</text:span> archivo <text:span text:style-name="T28">de texto</text:span> <text:span text:style-name="T27">(</text:span><text:span text:style-name="T20">LEAME.TXT</text:span><text:span text:style-name="T27">) </text:span>el nombre del IDE que usa.</text:p>
        </text:list-item>
        <text:list-item>
          <text:p text:style-name="P28"><text:span text:style-name="T28">si usa material hallado en internet, debe poner una referencia al autor del mismo</text:span></text:p>
        </text:list-item>
        <text:list-item>
          <text:p text:style-name="P33">no está permitido ningún tipo de interacción con otras personas durante la prueba, sea digital o presencialmente, de ahí que el uso de redes sociales, de mensaje o de correo para intercambiar ideas, dudas y opiniones está prohibido</text:p>
        </text:list-item>
        <text:list-item>
          <text:p text:style-name="P28">trabaj<text:span text:style-name="T25">e</text:span> individualmente, <text:span text:style-name="T25">de no hacerlo será sujeto a expulsión de la UCR por al menos un semestre</text:span></text:p>
        </text:list-item>
        <text:list-item>
          <text:p text:style-name="P26">solo se califican aquellos artefactos entreg<text:span text:style-name="T26">ados</text:span> en el tiempo establecido</text:p>
        </text:list-item>
        <text:list-item>
          <text:p text:style-name="P30"><text:span text:style-name="T26">solo se otorgan puntos por los rubros solicitados</text:span></text:p>
        </text:list-item>
        <text:list-item>
          <text:p text:style-name="P32">en caso de fallo en el fluido eléctrico, continúe <text:span text:style-name="T32">su examen </text:span>en <text:span text:style-name="T32">un</text:span> folleto</text:p>
        </text:list-item>
        <text:list-item>
          <text:p text:style-name="P36">administre bien su tiempo, si no le sale alguna respuesta, avance a la siguiente o retome alguna que haya quedado incompleta o incorrecta.</text:p>
        </text:list-item>
      </text:list>
      <text:p text:style-name="P2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59:18.697000000</meta:creation-date>
    <dc:date>2019-05-08T15:10:26.107000000</dc:date>
    <meta:editing-duration>PT8H40M38S</meta:editing-duration>
    <meta:editing-cycles>46</meta:editing-cycles>
    <meta:generator>LibreOffice/5.4.3.2$Windows_X86_64 LibreOffice_project/92a7159f7e4af62137622921e809f8546db437e5</meta:generator>
    <meta:print-date>2019-05-08T10:22:16.838000000</meta:print-date>
    <meta:document-statistic meta:table-count="1" meta:image-count="0" meta:object-count="0" meta:page-count="7" meta:paragraph-count="275" meta:word-count="1373" meta:character-count="8934" meta:non-whitespace-character-count="7159"/>
  </office:meta>
</office:document-meta>
</file>